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0.564cm"/>
    </style:style>
    <style:style style:name="co6" style:family="table-column">
      <style:table-column-properties fo:break-before="auto" style:column-width="6.043cm"/>
    </style:style>
    <style:style style:name="co7" style:family="table-column">
      <style:table-column-properties fo:break-before="auto" style:column-width="1.085cm"/>
    </style:style>
    <style:style style:name="co8" style:family="table-column">
      <style:table-column-properties fo:break-before="auto" style:column-width="1.556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/>
      <table:table table:name="Аркуш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/>
          <table:table-cell office:value-type="string">
            <text:p>_0000xxyy</text:p>
          </table:table-cell>
          <table:table-cell office:value-type="string">
            <text:p>mov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src: xx; dst: yy;</text:p>
          </table:table-cell>
          <table:table-cell table:number-columns-repeated="1018"/>
        </table:table-row>
        <table:table-row table:style-name="ro2">
          <table:table-cell/>
          <table:table-cell table:style-name="Default" table:number-columns-repeated="5"/>
          <table:table-cell office:value-type="float" office:value="256">
            <text:p>256</text:p>
          </table:table-cell>
          <table:table-cell office:value-type="string">
            <text:p>int</text:p>
          </table:table-cell>
          <table:table-cell office:value-type="float" office:value="1024">
            <text:p>1024</text:p>
          </table:table-cell>
          <table:table-cell office:value-type="string">
            <text:p>00_i..ff_i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_000100xx</text:p>
          </table:table-cell>
          <table:table-cell office:value-type="string">
            <text:p>a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+ b): xx;</text:p>
          </table:table-cell>
          <table:table-cell office:value-type="float" office:value="256">
            <text:p>256</text:p>
          </table:table-cell>
          <table:table-cell office:value-type="string">
            <text:p>long</text:p>
          </table:table-cell>
          <table:table-cell office:value-type="float" office:value="2048">
            <text:p>2048</text:p>
          </table:table-cell>
          <table:table-cell office:value-type="string">
            <text:p>00_l..ff_l</text:p>
          </table:table-cell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>
            <text:p>_000101xx</text:p>
          </table:table-cell>
          <table:table-cell office:value-type="string">
            <text:p>su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– b): xx;</text:p>
          </table:table-cell>
          <table:table-cell office:value-type="float" office:value="256">
            <text:p>256</text:p>
          </table:table-cell>
          <table:table-cell office:value-type="string">
            <text:p>float</text:p>
          </table:table-cell>
          <table:table-cell office:value-type="float" office:value="1024">
            <text:p>1024</text:p>
          </table:table-cell>
          <table:table-cell office:value-type="string">
            <text:p>00_f..ff_f</text:p>
          </table:table-cell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>
            <text:p>_000110xx</text:p>
          </table:table-cell>
          <table:table-cell office:value-type="string">
            <text:p>mu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* b): xx;</text:p>
          </table:table-cell>
          <table:table-cell office:value-type="float" office:value="256">
            <text:p>256</text:p>
          </table:table-cell>
          <table:table-cell office:value-type="string">
            <text:p>double</text:p>
          </table:table-cell>
          <table:table-cell office:value-type="float" office:value="2048">
            <text:p>2048</text:p>
          </table:table-cell>
          <table:table-cell office:value-type="string">
            <text:p>00_d..ff_d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_000111xx</text:p>
          </table:table-cell>
          <table:table-cell office:value-type="string">
            <text:p>div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, b: xx; (a / b): xx;</text:p>
          </table:table-cell>
          <table:table-cell table:number-columns-repeated="3"/>
          <table:table-cell office:value-type="string">
            <text:p>00_n.._ff_n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_001000xx</text:p>
          </table:table-cell>
          <table:table-cell office:value-type="string">
            <text:p>ne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: xx; (-a): x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001xx</text:p>
          </table:table-cell>
          <table:table-cell office:value-type="string">
            <text:p>cm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, b: xx; res to flags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0100x</text:p>
          </table:table-cell>
          <table:table-cell office:value-type="string">
            <text:p>in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++): 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0101x</text:p>
          </table:table-cell>
          <table:table-cell office:value-type="string">
            <text:p>dec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a--): 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0110x</text:p>
          </table:table-cell>
          <table:table-cell office:value-type="string">
            <text:p>sh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lt;&lt; b): 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0111x</text:p>
          </table:table-cell>
          <table:table-cell office:value-type="string">
            <text:p>sh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: x; b: literal; (a &gt;&gt; b): 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000x</text:p>
          </table:table-cell>
          <table:table-cell office:value-type="string">
            <text:p>no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: x; (!a): 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001x</text:p>
          </table:table-cell>
          <table:table-cell office:value-type="string">
            <text:p>n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&amp;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010x</text:p>
          </table:table-cell>
          <table:table-cell office:value-type="string">
            <text:p>n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|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011x</text:p>
          </table:table-cell>
          <table:table-cell office:value-type="string">
            <text:p>n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!(a ^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100x</text:p>
          </table:table-cell>
          <table:table-cell office:value-type="string">
            <text:p>mo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% b): 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101x</text:p>
          </table:table-cell>
          <table:table-cell office:value-type="string">
            <text:p>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&amp;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110x</text:p>
          </table:table-cell>
          <table:table-cell office:value-type="string">
            <text:p>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|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011111x</text:p>
          </table:table-cell>
          <table:table-cell office:value-type="string">
            <text:p>xo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, b: x; (a ^ b): 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0000</text:p>
          </table:table-cell>
          <table:table-cell office:value-type="string">
            <text:p>c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equal flag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0001</text:p>
          </table:table-cell>
          <table:table-cell office:value-type="string">
            <text:p>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equal flag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0010</text:p>
          </table:table-cell>
          <table:table-cell office:value-type="string">
            <text:p>c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lesser flag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0011</text:p>
          </table:table-cell>
          <table:table-cell office:value-type="string">
            <text:p>st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lesser flag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0100</text:p>
          </table:table-cell>
          <table:table-cell office:value-type="string">
            <text:p>cl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lear greater flag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0101</text:p>
          </table:table-cell>
          <table:table-cell office:value-type="string">
            <text:p>st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 greater flag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0110</text:p>
          </table:table-cell>
          <table:table-cell table:style-name="Default" office:value-type="string">
            <text:p>clk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>
            <text:p>_01000111</text:p>
          </table:table-cell>
          <table:table-cell table:style-name="Default" office:value-type="string">
            <text:p>stk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office:value-type="string">
            <text:p>_01001000</text:p>
          </table:table-cell>
          <table:table-cell office:value-type="string">
            <text:p>ne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ize: long; array: in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001</text:p>
          </table:table-cell>
          <table:table-cell office:value-type="string">
            <text:p>dele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: in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010</text:p>
          </table:table-cell>
          <table:table-cell office:value-type="string">
            <text:p>siz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: int; result: long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011</text:p>
          </table:table-cell>
          <table:table-cell office:value-type="string">
            <text:p>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ata; dst: in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100</text:p>
          </table:table-cell>
          <table:table-cell table:style-name="Default" office:value-type="string">
            <text:p>self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2" office:value-type="string">
            <text:p>dst: int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101</text:p>
          </table:table-cell>
          <table:table-cell table:style-name="Default" office:value-type="string">
            <text:p>system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2" office:value-type="string">
            <text:p>index: long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0111x</text:p>
          </table:table-cell>
          <table:table-cell table:style-name="Default" office:value-type="string">
            <text:p>hole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office:value-type="string">
            <text:p>_010100xx</text:p>
          </table:table-cell>
          <table:table-cell office:value-type="string">
            <text:p>sto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rc: xx; index: long; array: int;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_010101xx</text:p>
          </table:table-cell>
          <table:table-cell office:value-type="string">
            <text:p>loa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rray: int; index: long; dst: xx;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_01011xxx</text:p>
          </table:table-cell>
          <table:table-cell office:value-type="string">
            <text:p>got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rray: int; index: long;</text:p>
          </table:table-cell>
          <table:table-cell table:number-columns-repeated="1018"/>
        </table:table-row>
        <table:table-row table:style-name="ro2" table:number-rows-repeated="11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uk" number:country="UA">грн.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uk" number:country="UA">грн.</number:currency-symbol>
      <style:map style:condition="value()&gt;=0" style:apply-style-name="N113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size="11pt" style:font-name-asian="DejaVu Sans" style:font-size-asian="11pt" style:font-name-complex="DejaVu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3-12-18T20:45:45Z</meta:creation-date>
    <dc:date>2014-02-08T20:02:40</dc:date>
    <meta:editing-cycles>47</meta:editing-cycles>
    <meta:editing-duration>PT17H48M57S</meta:editing-duration>
    <dc:creator>vlad </dc:creator>
    <meta:document-statistic meta:table-count="1" meta:cell-count="198" meta:object-count="0"/>
  </office:meta>
</office:document-meta>
</file>